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33"/>
    <style:style style:name="ce6" style:family="table-cell" style:parent-style-name="Default" style:data-style-name="N2"/>
    <style:style style:name="ce3" style:family="table-cell" style:parent-style-name="Default" style:data-style-name="N134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Measured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ystematic</text:p>
          </table:table-cell>
          <table:table-cell/>
          <table:table-cell office:value-type="string" calcext:value-type="string">
            <text:p>Scaled</text:p>
          </table:table-cell>
          <table:table-cell office:value-type="string" calcext:value-type="string">
            <text:p>Scaled Stat</text:p>
          </table:table-cell>
          <table:table-cell office:value-type="string" calcext:value-type="string">
            <text:p>Scaled Sy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 On-beam</text:p>
          </table:table-cell>
          <table:table-cell table:number-columns-repeated="2"/>
          <table:table-cell office:value-type="string" calcext:value-type="string">
            <text:p>On-beam</text:p>
          </table:table-cell>
          <table:table-cell office:value-type="float" office:value="3213" calcext:value-type="float">
            <text:p>3213</text:p>
          </table:table-cell>
          <table:table-cell table:formula="of:=SQRT([.E2])" office:value-type="float" office:value="56.6833308830736" calcext:value-type="float">
            <text:p>56.6833</text:p>
          </table:table-cell>
          <table:table-cell table:number-columns-repeated="2"/>
          <table:table-cell table:formula="of:=[.E2]" office:value-type="float" office:value="3213" calcext:value-type="float">
            <text:p>3213.0000</text:p>
          </table:table-cell>
          <table:table-cell table:formula="of:=SQRT([.I2])" office:value-type="float" office:value="56.6833308830736" calcext:value-type="float">
            <text:p>56.6833308830736</text:p>
          </table:table-cell>
          <table:table-cell table:number-columns-repeated="4"/>
        </table:table-row>
        <table:table-row table:style-name="ro1">
          <table:table-cell table:style-name="ce1" office:value-type="float" office:value="4.95E+019" calcext:value-type="float">
            <text:p>4.95E+19</text:p>
          </table:table-cell>
          <table:table-cell table:style-name="ce1"/>
          <table:table-cell/>
          <table:table-cell office:value-type="string" calcext:value-type="string">
            <text:p>Off-beam</text:p>
          </table:table-cell>
          <table:table-cell office:value-type="float" office:value="1080" calcext:value-type="float">
            <text:p>1080</text:p>
          </table:table-cell>
          <table:table-cell table:formula="of:=SQRT([.E3])" office:value-type="float" office:value="32.86335345031" calcext:value-type="float">
            <text:p>32.8634</text:p>
          </table:table-cell>
          <table:table-cell table:number-columns-repeated="2"/>
          <table:table-cell table:formula="of:=[.E3]*[.$A$6]" office:value-type="float" office:value="1328.4" calcext:value-type="float">
            <text:p>1328.4000</text:p>
          </table:table-cell>
          <table:table-cell table:style-name="ce2" table:formula="of:=[.F3]*[.$A$6]" office:value-type="float" office:value="40.4219247438813" calcext:value-type="float">
            <text:p>40.421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ff-Beam Scale</text:p>
          </table:table-cell>
          <table:table-cell table:number-columns-repeated="2"/>
          <table:table-cell office:value-type="string" calcext:value-type="string">
            <text:p>MC Baseline</text:p>
          </table:table-cell>
          <table:table-cell office:value-type="float" office:value="6920" calcext:value-type="float">
            <text:p>6920</text:p>
          </table:table-cell>
          <table:table-cell table:formula="of:=SQRT([.E5])" office:value-type="float" office:value="83.1865373723417" calcext:value-type="float">
            <text:p>83.1865</text:p>
          </table:table-cell>
          <table:table-cell table:number-columns-repeated="8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6864" calcext:value-type="float">
            <text:p>6864</text:p>
          </table:table-cell>
          <table:table-cell table:formula="of:=[.E6]/SQRT(6194)" office:value-type="float" office:value="87.215098241746" calcext:value-type="float">
            <text:p>87.21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C</text:p>
          </table:table-cell>
          <table:table-cell office:value-type="float" office:value="7881" calcext:value-type="float">
            <text:p>7881</text:p>
          </table:table-cell>
          <table:table-cell table:formula="of:=SQRT([.E7])" office:value-type="float" office:value="88.7749964798648" calcext:value-type="float">
            <text:p>88.7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T MC</text:p>
          </table:table-cell>
          <table:table-cell table:number-columns-repeated="2"/>
          <table:table-cell office:value-type="string" calcext:value-type="string">
            <text:p>TEM</text:p>
          </table:table-cell>
          <table:table-cell office:value-type="float" office:value="7747" calcext:value-type="float">
            <text:p>7747</text:p>
          </table:table-cell>
          <table:table-cell table:formula="of:=SQRT([.E8])" office:value-type="float" office:value="88.017043804027" calcext:value-type="float">
            <text:p>88.0170</text:p>
          </table:table-cell>
          <table:table-cell table:number-columns-repeated="8"/>
        </table:table-row>
        <table:table-row table:style-name="ro1">
          <table:table-cell table:style-name="ce1" office:value-type="float" office:value="2.3E+020" calcext:value-type="float">
            <text:p>2.30E+20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ckground M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 MA</text:p>
          </table:table-cell>
          <table:table-cell table:number-columns-repeated="2"/>
          <table:table-cell office:value-type="string" calcext:value-type="string">
            <text:p>Cosmic</text:p>
          </table:table-cell>
          <table:table-cell office:value-type="float" office:value="688" calcext:value-type="float">
            <text:p>688</text:p>
          </table:table-cell>
          <table:table-cell table:formula="of:=SQRT([.E11])" office:value-type="float" office:value="26.229754097208" calcext:value-type="float">
            <text:p>26.2298</text:p>
          </table:table-cell>
          <table:table-cell table:style-name="Default" office:value-type="float" office:value="688" calcext:value-type="float">
            <text:p>688</text:p>
          </table:table-cell>
          <table:table-cell/>
          <table:table-cell table:formula="of:=[.E11]/[.$A$9]*[.$A$3]" office:value-type="float" office:value="148.069565217391" calcext:value-type="float">
            <text:p>148.0696</text:p>
          </table:table-cell>
          <table:table-cell table:style-name="ce2" table:formula="of:=[.F11]/[.$A$9]*[.$A$3]" office:value-type="float" office:value="5.64509925135564" calcext:value-type="float">
            <text:p>5.6451</text:p>
          </table:table-cell>
          <table:table-cell table:style-name="ce2" table:formula="of:=[.G11]/[.$A$9]*[.$A$3]" office:value-type="float" office:value="148.069565217391" calcext:value-type="float">
            <text:p>148.0696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 office:value-type="float" office:value="2E+020" calcext:value-type="float">
            <text:p>2.00E+20</text:p>
          </table:table-cell>
          <table:table-cell table:style-name="ce1"/>
          <table:table-cell/>
          <table:table-cell office:value-type="string" calcext:value-type="string">
            <text:p>Dirt</text:p>
          </table:table-cell>
          <table:table-cell office:value-type="float" office:value="107" calcext:value-type="float">
            <text:p>107</text:p>
          </table:table-cell>
          <table:table-cell table:formula="of:=SQRT([.E12])" office:value-type="float" office:value="10.3440804327886" calcext:value-type="float">
            <text:p>10.3441</text:p>
          </table:table-cell>
          <table:table-cell table:style-name="Default" table:formula="of:=[.E12]" office:value-type="float" office:value="107" calcext:value-type="float">
            <text:p>107</text:p>
          </table:table-cell>
          <table:table-cell table:style-name="ce2" office:value-type="float" office:value="9.30882" calcext:value-type="float">
            <text:p>9.3088</text:p>
          </table:table-cell>
          <table:table-cell table:formula="of:=[.E12]/[.$A$9]*[.$A$3]" office:value-type="float" office:value="23.0282608695652" calcext:value-type="float">
            <text:p>23.0283</text:p>
          </table:table-cell>
          <table:table-cell table:style-name="ce2" table:formula="of:=[.F12]/[.$A$9]*[.$A$3]" office:value-type="float" office:value="2.22622600618711" calcext:value-type="float">
            <text:p>2.2262</text:p>
          </table:table-cell>
          <table:table-cell table:style-name="ce2" table:formula="of:=[.G12]/[.$A$9]*[.$A$3]" office:value-type="float" office:value="23.0282608695652" calcext:value-type="float">
            <text:p>23.02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 FV</text:p>
          </table:table-cell>
          <table:table-cell office:value-type="float" office:value="90" calcext:value-type="float">
            <text:p>90</text:p>
          </table:table-cell>
          <table:table-cell table:formula="of:=SQRT([.E13])" office:value-type="float" office:value="9.48683298050514" calcext:value-type="float">
            <text:p>9.4868</text:p>
          </table:table-cell>
          <table:table-cell office:value-type="float" office:value="7.24508" calcext:value-type="float">
            <text:p>7.2451</text:p>
          </table:table-cell>
          <table:table-cell/>
          <table:table-cell table:formula="of:=[.E13]/[.$A$9]*[.$A$3]" office:value-type="float" office:value="19.3695652173913" calcext:value-type="float">
            <text:p>19.3696</text:p>
          </table:table-cell>
          <table:table-cell table:style-name="ce2" table:formula="of:=[.F13]/[.$A$9]*[.$A$3]" office:value-type="float" office:value="2.04173144580437" calcext:value-type="float">
            <text:p>2.0417</text:p>
          </table:table-cell>
          <table:table-cell table:style-name="ce2" table:formula="of:=[.G13]/[.$A$9]*[.$A$3]" office:value-type="float" office:value="1.5592672173913" calcext:value-type="float">
            <text:p>1.5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 MEC</text:p>
          </table:table-cell>
          <table:table-cell table:number-columns-repeated="2"/>
          <table:table-cell office:value-type="string" calcext:value-type="string">
            <text:p>nu_mu-bar</text:p>
          </table:table-cell>
          <table:table-cell office:value-type="float" office:value="73" calcext:value-type="float">
            <text:p>73</text:p>
          </table:table-cell>
          <table:table-cell table:formula="of:=SQRT([.E14])" office:value-type="float" office:value="8.54400374531753" calcext:value-type="float">
            <text:p>8.5440</text:p>
          </table:table-cell>
          <table:table-cell office:value-type="float" office:value="6.37875" calcext:value-type="float">
            <text:p>6.3788</text:p>
          </table:table-cell>
          <table:table-cell/>
          <table:table-cell table:formula="of:=[.E14]/[.$A$9]*[.$A$3]" office:value-type="float" office:value="15.7108695652174" calcext:value-type="float">
            <text:p>15.7109</text:p>
          </table:table-cell>
          <table:table-cell table:style-name="ce2" table:formula="of:=[.F14]/[.$A$9]*[.$A$3]" office:value-type="float" office:value="1.83881819736182" calcext:value-type="float">
            <text:p>1.8388</text:p>
          </table:table-cell>
          <table:table-cell table:style-name="ce2" table:formula="of:=[.G14]/[.$A$9]*[.$A$3]" office:value-type="float" office:value="1.37281793478261" calcext:value-type="float">
            <text:p>1.3728</text:p>
          </table:table-cell>
          <table:table-cell table:number-columns-repeated="3"/>
        </table:table-row>
        <table:table-row table:style-name="ro1">
          <table:table-cell table:style-name="ce1" office:value-type="float" office:value="2.08E+020" calcext:value-type="float">
            <text:p>2.08E+20</text:p>
          </table:table-cell>
          <table:table-cell table:style-name="ce1"/>
          <table:table-cell/>
          <table:table-cell office:value-type="string" calcext:value-type="string">
            <text:p>nu_e</text:p>
          </table:table-cell>
          <table:table-cell office:value-type="float" office:value="18" calcext:value-type="float">
            <text:p>18</text:p>
          </table:table-cell>
          <table:table-cell table:formula="of:=SQRT([.E15])" office:value-type="float" office:value="4.24264068711929" calcext:value-type="float">
            <text:p>4.2426</text:p>
          </table:table-cell>
          <table:table-cell office:value-type="float" office:value="1.67478" calcext:value-type="float">
            <text:p>1.6748</text:p>
          </table:table-cell>
          <table:table-cell/>
          <table:table-cell table:formula="of:=[.E15]/[.$A$9]*[.$A$3]" office:value-type="float" office:value="3.87391304347826" calcext:value-type="float">
            <text:p>3.8739</text:p>
          </table:table-cell>
          <table:table-cell table:style-name="ce2" table:formula="of:=[.F15]/[.$A$9]*[.$A$3]" office:value-type="float" office:value="0.913090060923498" calcext:value-type="float">
            <text:p>0.9131</text:p>
          </table:table-cell>
          <table:table-cell table:style-name="ce2" table:formula="of:=[.G15]/[.$A$9]*[.$A$3]" office:value-type="float" office:value="0.360441782608696" calcext:value-type="float">
            <text:p>0.36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C nu</text:p>
          </table:table-cell>
          <table:table-cell office:value-type="float" office:value="355" calcext:value-type="float">
            <text:p>355</text:p>
          </table:table-cell>
          <table:table-cell table:formula="of:=SQRT([.E16])" office:value-type="float" office:value="18.8414436814168" calcext:value-type="float">
            <text:p>18.8414</text:p>
          </table:table-cell>
          <table:table-cell office:value-type="float" office:value="32.4398" calcext:value-type="float">
            <text:p>32.4398</text:p>
          </table:table-cell>
          <table:table-cell/>
          <table:table-cell table:formula="of:=[.E16]/[.$A$9]*[.$A$3]" office:value-type="float" office:value="76.4021739130435" calcext:value-type="float">
            <text:p>76.4022</text:p>
          </table:table-cell>
          <table:table-cell table:style-name="ce2" table:formula="of:=[.F16]/[.$A$9]*[.$A$3]" office:value-type="float" office:value="4.05500635752231" calcext:value-type="float">
            <text:p>4.0550</text:p>
          </table:table-cell>
          <table:table-cell table:style-name="ce2" table:formula="of:=[.G16]/[.$A$9]*[.$A$3]" office:value-type="float" office:value="6.98160913043478" calcext:value-type="float">
            <text:p>6.9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 TEM</text:p>
          </table:table-cell>
          <table:table-cell table:number-columns-repeated="7"/>
          <table:table-cell table:formula="of:=SUM([.I11:.I16])+[.I3]" office:value-type="float" office:value="1614.85434782609" calcext:value-type="float">
            <text:p>1614.8543</text:p>
          </table:table-cell>
          <table:table-cell table:formula="of:=SQRT([.J3]^2+[.J11]^2+[.J12]^2+[.J13]^2+[.J14]^2+[.J15]^2+[.J16]^2)" office:value-type="float" office:value="41.1774447661207" calcext:value-type="float">
            <text:p>41.1774447661207</text:p>
          </table:table-cell>
          <table:table-cell table:number-columns-repeated="4"/>
        </table:table-row>
        <table:table-row table:style-name="ro1">
          <table:table-cell table:style-name="ce1" office:value-type="float" office:value="2.32E+020" calcext:value-type="float">
            <text:p>2.32E+20</text:p>
          </table:table-cell>
          <table:table-cell table:style-name="ce1"/>
          <table:table-cell/>
          <table:table-cell office:value-type="string" calcext:value-type="string">
            <text:p>Efficiency</text:p>
          </table:table-cell>
          <table:table-cell office:value-type="float" office:value="0.12345" calcext:value-type="float">
            <text:p>0.12345</text:p>
          </table:table-cell>
          <table:table-cell office:value-type="float" office:value="0.00243" calcext:value-type="float">
            <text:p>0.0024</text:p>
          </table:table-cell>
          <table:table-cell/>
          <table:table-cell office:value-type="string" calcext:value-type="string">
            <text:p>OnBeam-BGR</text:p>
          </table:table-cell>
          <table:table-cell table:formula="of:=([.I2]-[.I3]-[.I11]-[.I12]-[.I13]-[.I14]-[.I15]-[.I16])" office:value-type="float" office:value="1598.14565217391" calcext:value-type="float">
            <text:p>1598.1457</text:p>
          </table:table-cell>
          <table:table-cell table:formula="of:=SQRT([.J2]^2+[.J3]^2+[.J11]^2+[.J12]^2+[.J13]^2+[.J14]^2+[.J15]^2+[.J16]^2)" office:value-type="float" office:value="70.0612728792942" calcext:value-type="float">
            <text:p>70.0612728792942</text:p>
          </table:table-cell>
          <table:table-cell table:formula="of:=SQRT([.K3]^2+[.K11]^2+[.K12]^2+[.K13]^2+[.K14]^2+[.K15]^2+[.K16]^2)" office:value-type="float" office:value="150.026949812392" calcext:value-type="float">
            <text:p>150.0269498123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x 4.95e19 POT</text:p>
          </table:table-cell>
          <table:table-cell table:style-name="ce1" office:value-type="float" office:value="35538100000" calcext:value-type="float">
            <text:p>3.55E+10</text:p>
          </table:table-cell>
          <table:table-cell table:style-name="ce1"/>
          <table:table-cell table:style-name="ce1" table:formula="of:=[.E19]*0.1253" office:value-type="float" office:value="4452923930" calcext:value-type="float">
            <text:p>4.45E+09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arget Properties</text:p>
          </table:table-cell>
          <table:table-cell table:number-columns-repeated="2"/>
          <table:table-cell office:value-type="string" calcext:value-type="string">
            <text:p>Number of Targets</text:p>
          </table:table-cell>
          <table:table-cell table:formula="of:=[.E22]*[.A24]*[.A32]*[.A34]/[.A22]" office:value-type="float" office:value="3.90435888692123E+031" calcext:value-type="float">
            <text:p>3.90435888692123E+031</text:p>
          </table:table-cell>
          <table:table-cell table:number-columns-repeated="7"/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Molar Mass</text:p>
          </table:table-cell>
          <table:table-cell table:number-columns-repeated="6"/>
          <table:table-cell office:value-type="string" calcext:value-type="string">
            <text:p>X-Sec [cm^2]</text:p>
          </table:table-cell>
          <table:table-cell table:style-name="ce3" table:formula="of:=[.I18]/[.E18]/[.E19]/[.E20]" office:value-type="float" office:value="9.32999320137869E-039" calcext:value-type="float">
            <text:p>9.3300E-39</text:p>
          </table:table-cell>
          <table:table-cell table:formula="of:=SQRT(([.J18]/[.$I$18])^2+([.F18]/[.$E$18])^2+([.F19]/[.$E$19])^2+([.F20]/[.$E$20])^2)*[.$I$21]" office:value-type="float" office:value="4.48357394764549E-040" calcext:value-type="float">
            <text:p>4.48357394764549E-40</text:p>
          </table:table-cell>
          <table:table-cell table:formula="of:=SQRT(([.K18]/[.$I$18])^2+([.G18]/[.$E$18])^2+([.G19]/[.$E$19])^2+([.G20]/[.$E$20])^2)*[.$I$21]" office:value-type="float" office:value="1.46075417020794E-039" calcext:value-type="float">
            <text:p>1.46075417020794E-39</text:p>
          </table:table-cell>
          <table:table-cell/>
          <table:table-cell table:formula="of:=[.I21]-SQRT([.J21]^2+[.K21]^2)" office:value-type="float" office:value="7.80197909829589E-039" calcext:value-type="float">
            <text:p>7.80197909829589E-39</text:p>
          </table:table-cell>
          <table:table-cell table:formula="of:=[.I21]+SQRT([.J21]^2+[.K21]^2)" office:value-type="float" office:value="1.08580073044615E-038" calcext:value-type="float">
            <text:p>1.08580073044615E-38</text:p>
          </table:table-cell>
        </table:table-row>
        <table:table-row table:style-name="ro1">
          <table:table-cell office:value-type="float" office:value="39.948" calcext:value-type="float">
            <text:p>39.948</text:p>
          </table:table-cell>
          <table:table-cell table:number-columns-repeated="2"/>
          <table:table-cell office:value-type="string" calcext:value-type="string">
            <text:p>Volume [cm^3]</text:p>
          </table:table-cell>
          <table:table-cell table:formula="of:=([.A26]-2*[.D26])*([.A28]-2*[.D28])*([.A30]-2*[.D30])" office:value-type="float" office:value="46381891.24" calcext:value-type="float">
            <text:p>46381891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sity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/>
          <table:table-cell table:style-name="ce1" office:value-type="float" office:value="6.93E-039" calcext:value-type="float">
            <text:p>6.93E-39</text:p>
          </table:table-cell>
          <table:table-cell table:style-name="ce1" office:value-type="float" office:value="1E-040" calcext:value-type="float">
            <text:p>1.00E-40</text:p>
          </table:table-cell>
          <table:table-cell table:style-name="ce1" office:value-type="float" office:value="1.65E-039" calcext:value-type="float">
            <text:p>1.65E-39</text:p>
          </table:table-cell>
          <table:table-cell/>
          <table:table-cell table:formula="of:=[.I23]-SQRT([.J23]^2+[.K23]^2)" office:value-type="float" office:value="5.27697247451835E-039" calcext:value-type="float">
            <text:p>5.27697247451835E-39</text:p>
          </table:table-cell>
          <table:table-cell table:formula="of:=[.I23]+SQRT([.J23]^2+[.K23]^2)" office:value-type="float" office:value="8.58302752548165E-039" calcext:value-type="float">
            <text:p>8.58302752548165E-39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table:number-columns-repeated="4"/>
          <table:table-cell table:style-name="ce6"/>
          <table:table-cell office:value-type="string" calcext:value-type="string">
            <text:p>Thomas</text:p>
          </table:table-cell>
          <table:table-cell/>
          <table:table-cell table:style-name="ce1" office:value-type="float" office:value="7.7E-039" calcext:value-type="float">
            <text:p>7.70E-39</text:p>
          </table:table-cell>
          <table:table-cell table:style-name="ce1" office:value-type="float" office:value="5E-041" calcext:value-type="float">
            <text:p>5.00E-41</text:p>
          </table:table-cell>
          <table:table-cell table:style-name="ce1" office:value-type="float" office:value="1.13E-039" calcext:value-type="float">
            <text:p>1.13E-39</text:p>
          </table:table-cell>
          <table:table-cell/>
          <table:table-cell table:formula="of:=[.I24]-SQRT([.J24]^2+[.K24]^2)" office:value-type="float" office:value="6.56889434622578E-039" calcext:value-type="float">
            <text:p>6.56889434622578E-39</text:p>
          </table:table-cell>
          <table:table-cell table:formula="of:=[.I24]+SQRT([.J24]^2+[.K24]^2)" office:value-type="float" office:value="8.83110565377422E-039" calcext:value-type="float">
            <text:p>8.83110565377422E-39</text:p>
          </table:table-cell>
        </table:table-row>
        <table:table-row table:style-name="ro1">
          <table:table-cell office:value-type="string" calcext:value-type="string">
            <text:p>X-Size</text:p>
          </table:table-cell>
          <table:table-cell table:number-columns-repeated="2"/>
          <table:table-cell office:value-type="string" calcext:value-type="string">
            <text:p>X-FidCut</text:p>
          </table:table-cell>
          <table:table-cell table:number-columns-repeated="10"/>
        </table:table-row>
        <table:table-row table:style-name="ro1">
          <table:table-cell office:value-type="float" office:value="256.35" calcext:value-type="float">
            <text:p>256.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-Size</text:p>
          </table:table-cell>
          <table:table-cell table:number-columns-repeated="2"/>
          <table:table-cell office:value-type="string" calcext:value-type="string">
            <text:p>Y-FidCut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-Size</text:p>
          </table:table-cell>
          <table:table-cell table:number-columns-repeated="2"/>
          <table:table-cell office:value-type="string" calcext:value-type="string">
            <text:p>Z-FidCut</text:p>
          </table:table-cell>
          <table:table-cell table:number-columns-repeated="10"/>
        </table:table-row>
        <table:table-row table:style-name="ro1">
          <table:table-cell office:value-type="float" office:value="1036.8" calcext:value-type="float">
            <text:p>1036.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ogadro</text:p>
          </table:table-cell>
          <table:table-cell table:number-columns-repeated="13"/>
        </table:table-row>
        <table:table-row table:style-name="ro1">
          <table:table-cell table:style-name="ce1" office:value-type="float" office:value="6.022140857E+023" calcext:value-type="float">
            <text:p>6.02E+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 of Nucl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 table:number-rows-repeated="104854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4:02:10.50379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22:07:55.238602799</meta:creation-date>
    <dc:date>2022-03-02T14:23:15.631228302</dc:date>
    <meta:editing-duration>PT9H11M31S</meta:editing-duration>
    <meta:editing-cycles>22</meta:editing-cycles>
    <meta:generator>LibreOffice/6.0.7.3$Linux_X86_64 LibreOffice_project/00m0$Build-3</meta:generator>
    <meta:document-statistic meta:table-count="1" meta:cell-count="141" meta:object-count="0"/>
  </office:meta>
</office:document-meta>
</file>